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Symbol" svg:font-family="Symbol"/>
    <style:font-face style:name="Minion-Italic" svg:font-family="Minion-Italic" style:font-family-generic="roman"/>
    <style:font-face style:name="Minion-Regular" svg:font-family="Minion-Regular" style:font-family-generic="roman"/>
    <style:font-face style:name="LGMGDF+MyriadMM_565_600_" svg:font-family="LGMGDF+MyriadMM_565_600_" style:font-family-generic="swiss"/>
    <style:font-face style:name="LGMPJM+MyriadMM_400_600_" svg:font-family="LGMPJM+MyriadMM_400_600_" style:font-family-generic="swiss"/>
    <style:font-face style:name="LGNLAG+MyriadMM-It_400_600_" svg:font-family="LGNLAG+MyriadMM-It_400_600_"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849cm" fo:margin-left="0.023cm" fo:margin-right="-0.871cm" table:align="margins"/>
    </style:style>
    <style:style style:name="Tableau1.A" style:family="table-column">
      <style:table-column-properties style:column-width="9.442cm" style:rel-column-width="34668*"/>
    </style:style>
    <style:style style:name="Tableau1.B" style:family="table-column">
      <style:table-column-properties style:column-width="8.407cm" style:rel-column-width="30867*"/>
    </style:style>
    <style:style style:name="Tableau1.A1" style:family="table-cell">
      <style:table-cell-properties style:vertical-align="middle" fo:padding-left="0cm" fo:padding-right="0.499cm" fo:padding-top="0.199cm" fo:padding-bottom="0cm" fo:border-left="none" fo:border-right="none" fo:border-top="none" fo:border-bottom="0.018cm solid #000000"/>
    </style:style>
    <style:style style:name="Tableau1.A2" style:family="table-cell">
      <style:table-cell-properties style:vertical-align="middle" fo:padding-left="0cm" fo:padding-right="0.499cm" fo:padding-top="0.199cm" fo:padding-bottom="0cm" fo:border="none"/>
    </style:style>
    <style:style style:name="Tableau1.B2" style:family="table-cell">
      <style:table-cell-properties style:vertical-align="middle" fo:padding-left="0cm" fo:padding-right="0cm" fo:padding-top="0.199cm" fo:padding-bottom="0cm" fo:border="none"/>
    </style:style>
    <style:style style:name="P1" style:family="paragraph" style:parent-style-name="Standard">
      <style:paragraph-properties fo:text-align="start" style:justify-single-word="false" style:text-autospace="none"/>
      <style:text-properties style:font-name="LGNLAG+MyriadMM-It_400_600_" fo:font-size="10pt" officeooo:paragraph-rsid="00053fdb" style:font-name-asian="LGNLAG+MyriadMM-It_400_600_" style:font-size-asian="10pt" style:font-name-complex="LGNLAG+MyriadMM-It_400_600_" style:font-size-complex="10pt"/>
    </style:style>
    <style:style style:name="P2" style:family="paragraph" style:parent-style-name="Standard">
      <style:paragraph-properties style:text-autospace="none"/>
      <style:text-properties style:font-name="LGNLAG+MyriadMM-It_400_600_" fo:font-size="10pt" officeooo:paragraph-rsid="00053fdb" style:font-name-asian="LGNLAG+MyriadMM-It_400_600_" style:font-size-asian="10pt" style:font-name-complex="LGNLAG+MyriadMM-It_400_600_" style:font-size-complex="10pt"/>
    </style:style>
    <style:style style:name="P3" style:family="paragraph" style:parent-style-name="Standard">
      <style:paragraph-properties fo:text-align="end" style:justify-single-word="false" style:text-autospace="none"/>
      <style:text-properties style:font-name="LGNLAG+MyriadMM-It_400_600_" fo:font-size="10pt" officeooo:paragraph-rsid="00053fdb" style:font-name-asian="LGNLAG+MyriadMM-It_400_600_" style:font-size-asian="10pt" style:font-name-complex="LGNLAG+MyriadMM-It_400_600_" style:font-size-complex="10pt"/>
    </style:style>
    <style:style style:name="P4" style:family="paragraph" style:parent-style-name="Standard">
      <style:paragraph-properties fo:text-align="end" style:justify-single-word="false" style:text-autospace="none"/>
      <style:text-properties style:font-name="LGNLAG+MyriadMM-It_400_600_" fo:font-size="8.5pt" officeooo:paragraph-rsid="00053fdb" style:font-name-asian="LGNLAG+MyriadMM-It_400_600_" style:font-size-asian="8.5pt" style:font-name-complex="LGNLAG+MyriadMM-It_400_600_" style:font-size-complex="8.5pt"/>
    </style:style>
    <style:style style:name="P5" style:family="paragraph" style:parent-style-name="Standard">
      <style:paragraph-properties style:text-autospace="none"/>
      <style:text-properties style:font-name="Minion-Regular" fo:font-size="10pt" officeooo:paragraph-rsid="00053fdb" style:font-name-asian="Minion-Regular" style:font-size-asian="10pt" style:font-name-complex="Minion-Regular" style:font-size-complex="10pt"/>
    </style:style>
    <style:style style:name="P6" style:family="paragraph" style:parent-style-name="Standard">
      <style:paragraph-properties fo:text-align="start" style:justify-single-word="false" style:text-autospace="none"/>
      <style:text-properties style:font-name="Minion-Regular" fo:font-size="9.5pt" officeooo:paragraph-rsid="00053fdb" style:font-name-asian="Minion-Regular" style:font-size-asian="9.5pt" style:font-name-complex="Minion-Regular" style:font-size-complex="9.5pt"/>
    </style:style>
    <style:style style:name="P7" style:family="paragraph" style:parent-style-name="Standard">
      <style:paragraph-properties style:text-autospace="none"/>
      <style:text-properties style:font-name="Minion-Regular" fo:font-size="9.5pt" officeooo:rsid="000d2dc1" officeooo:paragraph-rsid="000d2dc1" style:font-name-asian="Minion-Regular" style:font-size-asian="9.5pt" style:font-name-complex="Minion-Regular" style:font-size-complex="9.5pt"/>
    </style:style>
    <style:style style:name="P8" style:family="paragraph" style:parent-style-name="Standard">
      <style:paragraph-properties fo:text-align="start" style:justify-single-word="false" style:text-autospace="none"/>
    </style:style>
    <style:style style:name="P9" style:family="paragraph" style:parent-style-name="Standard">
      <style:paragraph-properties fo:text-align="start" style:justify-single-word="false" style:text-autospace="none"/>
      <style:text-properties style:font-name="FreeSans" fo:font-size="9pt" officeooo:paragraph-rsid="00053fdb" style:font-name-asian="LGNLAG+MyriadMM-It_400_600_" style:font-size-asian="9pt" style:font-name-complex="LGNLAG+MyriadMM-It_400_600_" style:font-size-complex="9pt"/>
    </style:style>
    <style:style style:name="P10" style:family="paragraph" style:parent-style-name="Standard">
      <style:paragraph-properties fo:text-align="start" style:justify-single-word="false" style:text-autospace="none"/>
      <style:text-properties style:font-name="FreeSans" fo:font-size="9pt" officeooo:paragraph-rsid="0008156b" style:font-name-asian="LGNLAG+MyriadMM-It_400_600_" style:font-size-asian="9pt" style:font-name-complex="LGNLAG+MyriadMM-It_400_600_" style:font-size-complex="9pt"/>
    </style:style>
    <style:style style:name="P11" style:family="paragraph" style:parent-style-name="Standard">
      <style:paragraph-properties fo:text-align="start" style:justify-single-word="false" style:text-autospace="none"/>
      <style:text-properties style:font-name="FreeSans" fo:font-size="9pt" officeooo:paragraph-rsid="00043261" style:font-name-asian="LGNLAG+MyriadMM-It_400_600_" style:font-size-asian="9pt" style:font-name-complex="LGNLAG+MyriadMM-It_400_600_" style:font-size-complex="9pt"/>
    </style:style>
    <style:style style:name="P12" style:family="paragraph" style:parent-style-name="Standard">
      <style:paragraph-properties fo:text-align="start" style:justify-single-word="false" style:text-autospace="none"/>
      <style:text-properties style:font-name="FreeSans" fo:font-size="9pt" officeooo:paragraph-rsid="0008156b" style:font-name-asian="LGMGDF+MyriadMM_565_600_" style:font-size-asian="9pt" style:font-name-complex="LGMGDF+MyriadMM_565_600_" style:font-size-complex="9pt"/>
    </style:style>
    <style:style style:name="P13" style:family="paragraph" style:parent-style-name="Standard">
      <style:paragraph-properties fo:text-align="start" style:justify-single-word="false" style:text-autospace="none"/>
      <style:text-properties style:font-name="FreeSans" fo:font-size="9pt" officeooo:paragraph-rsid="00053fdb" style:font-name-asian="Minion-Regular" style:font-size-asian="9pt" style:font-name-complex="Minion-Regular" style:font-size-complex="9pt"/>
    </style:style>
    <style:style style:name="P14" style:family="paragraph" style:parent-style-name="Standard">
      <style:paragraph-properties fo:text-align="start" style:justify-single-word="false" style:text-autospace="none"/>
      <style:text-properties style:font-name="FreeSans" fo:font-size="9pt" officeooo:paragraph-rsid="00043261" style:font-name-asian="Minion-Regular" style:font-size-asian="9pt" style:font-name-complex="Minion-Regular" style:font-size-complex="9pt"/>
    </style:style>
    <style:style style:name="P15" style:family="paragraph" style:parent-style-name="Standard">
      <style:paragraph-properties style:text-autospace="none"/>
      <style:text-properties style:font-name="FreeSans" fo:font-size="9pt" officeooo:paragraph-rsid="00053fdb" style:font-name-asian="Minion-Regular" style:font-size-asian="9pt" style:font-name-complex="Minion-Regular" style:font-size-complex="9pt"/>
    </style:style>
    <style:style style:name="P16" style:family="paragraph" style:parent-style-name="Standard">
      <style:paragraph-properties style:text-autospace="none"/>
      <style:text-properties style:font-name="FreeSans" fo:font-size="9pt" officeooo:paragraph-rsid="00093909" style:font-name-asian="Minion-Regular" style:font-size-asian="9pt" style:font-name-complex="Minion-Regular" style:font-size-complex="9pt"/>
    </style:style>
    <style:style style:name="P17" style:family="paragraph" style:parent-style-name="Standard">
      <style:paragraph-properties style:text-autospace="none"/>
      <style:text-properties style:font-name="FreeSans" fo:font-size="9pt" officeooo:paragraph-rsid="00043261" style:font-name-asian="Minion-Regular" style:font-size-asian="9pt" style:font-name-complex="Minion-Regular" style:font-size-complex="9pt"/>
    </style:style>
    <style:style style:name="P18" style:family="paragraph" style:parent-style-name="Standard">
      <style:paragraph-properties fo:text-align="end" style:justify-single-word="false" style:text-autospace="none"/>
      <style:text-properties style:font-name="Courier 10 Pitch" fo:font-size="10pt" officeooo:paragraph-rsid="00043261" style:font-name-asian="LGNLAG+MyriadMM-It_400_600_" style:font-size-asian="10pt" style:font-name-complex="LGNLAG+MyriadMM-It_400_600_" style:font-size-complex="10pt"/>
    </style:style>
    <style:style style:name="P19" style:family="paragraph" style:parent-style-name="Standard">
      <style:paragraph-properties fo:text-align="end" style:justify-single-word="false" style:text-autospace="none"/>
      <style:text-properties style:font-name="Courier 10 Pitch" fo:font-size="10pt" officeooo:paragraph-rsid="00053fdb" style:font-name-asian="LGNLAG+MyriadMM-It_400_600_" style:font-size-asian="10pt" style:font-name-complex="LGNLAG+MyriadMM-It_400_600_" style:font-size-complex="10pt"/>
    </style:style>
    <style:style style:name="P20" style:family="paragraph" style:parent-style-name="Standard">
      <style:paragraph-properties fo:text-align="end" style:justify-single-word="false" style:text-autospace="none"/>
      <style:text-properties style:font-name="Courier 10 Pitch" officeooo:paragraph-rsid="00043261"/>
    </style:style>
    <style:style style:name="P21" style:family="paragraph" style:parent-style-name="Standard">
      <style:paragraph-properties fo:text-align="end" style:justify-single-word="false" style:text-autospace="none"/>
      <style:text-properties style:font-name="Courier 10 Pitch" fo:font-size="8.5pt" officeooo:paragraph-rsid="00053fdb" style:font-name-asian="LGNLAG+MyriadMM-It_400_600_" style:font-size-asian="8.5pt" style:font-name-complex="LGNLAG+MyriadMM-It_400_600_" style:font-size-complex="8.5pt"/>
    </style:style>
    <style:style style:name="P22" style:family="paragraph" style:parent-style-name="Standard">
      <style:paragraph-properties fo:text-align="end" style:justify-single-word="false" style:text-autospace="none"/>
      <style:text-properties style:font-name="Courier 10 Pitch" fo:font-size="8.5pt" officeooo:paragraph-rsid="00093909" style:font-name-asian="LGNLAG+MyriadMM-It_400_600_" style:font-size-asian="8.5pt" style:font-name-complex="LGNLAG+MyriadMM-It_400_600_" style:font-size-complex="8.5pt"/>
    </style:style>
    <style:style style:name="P23" style:family="paragraph" style:parent-style-name="Standard">
      <style:paragraph-properties fo:margin-left="0cm" fo:margin-right="-0.882cm" fo:text-align="start" style:justify-single-word="false" fo:text-indent="0cm" style:auto-text-indent="false" style:text-autospace="none"/>
      <style:text-properties style:font-name="FreeSans" fo:font-size="9pt" officeooo:paragraph-rsid="00053fdb" style:font-name-asian="Minion-Regular" style:font-size-asian="9pt" style:font-name-complex="Minion-Regular" style:font-size-complex="9pt"/>
    </style:style>
    <style:style style:name="P24" style:family="paragraph" style:parent-style-name="List_20_Heading">
      <style:paragraph-properties style:text-autospace="none"/>
      <style:text-properties style:font-name="Minion-Regular" fo:font-size="9.5pt" officeooo:rsid="000d2dc1" officeooo:paragraph-rsid="000d2dc1" style:font-name-asian="Minion-Regular" style:font-size-asian="9.5pt" style:font-name-complex="Minion-Regular" style:font-size-complex="9.5pt"/>
    </style:style>
    <style:style style:name="P25" style:family="paragraph" style:parent-style-name="List_20_Heading">
      <style:paragraph-properties style:text-autospace="none"/>
      <style:text-properties style:font-name="Minion-Regular" fo:font-size="9.5pt" officeooo:rsid="000d2dc1" officeooo:paragraph-rsid="00107dbe" style:font-name-asian="Minion-Regular" style:font-size-asian="9.5pt" style:font-name-complex="Minion-Regular" style:font-size-complex="9.5pt"/>
    </style:style>
    <style:style style:name="P26" style:family="paragraph" style:parent-style-name="List_20_Heading">
      <style:paragraph-properties fo:margin-left="0cm" fo:margin-right="0cm" fo:margin-top="0cm" fo:margin-bottom="0.499cm" fo:text-indent="0cm" style:auto-text-indent="false"/>
    </style:style>
    <style:style style:name="P27" style:family="paragraph" style:parent-style-name="List_20_Contents">
      <style:paragraph-properties fo:margin-left="0cm" fo:margin-right="0cm" fo:margin-top="0cm" fo:margin-bottom="0.499cm" fo:text-indent="0cm" style:auto-text-indent="false"/>
    </style:style>
    <style:style style:name="P28" style:family="paragraph" style:parent-style-name="List_20_Contents">
      <style:paragraph-properties fo:margin-top="0cm" fo:margin-bottom="0.499cm"/>
    </style:style>
    <style:style style:name="P29" style:family="paragraph" style:parent-style-name="Standard">
      <style:paragraph-properties style:text-autospace="none"/>
      <style:text-properties style:font-name="Minion-Regular" fo:font-size="16pt" officeooo:rsid="001003e7" officeooo:paragraph-rsid="000d2dc1" style:font-name-asian="Minion-Regular" style:font-size-asian="16pt" style:font-name-complex="Minion-Regular" style:font-size-complex="16pt"/>
    </style:style>
    <style:style style:name="P30" style:family="paragraph" style:parent-style-name="Standard">
      <style:paragraph-properties style:text-autospace="none"/>
      <style:text-properties style:font-name="Minion-Regular" fo:font-size="9.5pt" officeooo:rsid="001003e7" officeooo:paragraph-rsid="000d2dc1" style:font-name-asian="Minion-Regular" style:font-size-asian="9.5pt" style:font-name-complex="Minion-Regular" style:font-size-complex="9.5pt"/>
    </style:style>
    <style:style style:name="P31" style:family="paragraph" style:parent-style-name="Standard">
      <style:paragraph-properties style:text-autospace="none"/>
      <style:text-properties style:font-name="Minion-Regular" fo:font-size="9.5pt" officeooo:rsid="00107dbe" officeooo:paragraph-rsid="00107dbe" style:font-name-asian="Minion-Regular" style:font-size-asian="9.5pt" style:font-name-complex="Minion-Regular" style:font-size-complex="9.5pt"/>
    </style:style>
    <style:style style:name="P32" style:family="paragraph" style:parent-style-name="Standard">
      <style:paragraph-properties fo:padding="0.074cm" fo:border-left="none" fo:border-right="none" fo:border-top="none" fo:border-bottom="0.002cm solid #000000" style:text-autospace="none" style:join-border="false"/>
      <style:text-properties style:font-name="Minion-Regular" fo:font-size="9.5pt" officeooo:rsid="00107dbe" officeooo:paragraph-rsid="000d2dc1" style:font-name-asian="Minion-Regular" style:font-size-asian="9.5pt" style:font-name-complex="Minion-Regular" style:font-size-complex="9.5pt"/>
    </style:style>
    <style:style style:name="T1" style:family="text">
      <style:text-properties fo:font-size="8.5pt" style:font-size-asian="8.5pt" style:font-size-complex="8.5pt"/>
    </style:style>
    <style:style style:name="T2" style:family="text">
      <style:text-properties fo:font-size="8.5pt" style:font-name-asian="LGNLAG+MyriadMM-It_400_600_" style:font-size-asian="8.5pt" style:font-name-complex="LGNLAG+MyriadMM-It_400_600_" style:font-size-complex="8.5pt"/>
    </style:style>
    <style:style style:name="T3" style:family="text">
      <style:text-properties fo:font-size="8.5pt" style:font-name-asian="LGMGDF+MyriadMM_565_600_" style:font-size-asian="8.5pt" style:font-name-complex="LGMGDF+MyriadMM_565_600_" style:font-size-complex="8.5pt"/>
    </style:style>
    <style:style style:name="T4" style:family="text">
      <style:text-properties fo:font-size="8.5pt" fo:font-weight="bold" style:font-name-asian="LGMGDF+MyriadMM_565_600_" style:font-size-asian="8.5pt" style:font-weight-asian="bold" style:font-name-complex="LGMGDF+MyriadMM_565_600_" style:font-size-complex="8.5pt" style:font-weight-complex="bold"/>
    </style:style>
    <style:style style:name="T5" style:family="text">
      <style:text-properties style:font-name-asian="LGNLAG+MyriadMM-It_400_600_" style:font-name-complex="LGNLAG+MyriadMM-It_400_600_"/>
    </style:style>
    <style:style style:name="T6" style:family="text">
      <style:text-properties officeooo:rsid="0008156b" style:font-name-asian="LGNLAG+MyriadMM-It_400_600_" style:font-name-complex="LGNLAG+MyriadMM-It_400_600_"/>
    </style:style>
    <style:style style:name="T7" style:family="text">
      <style:text-properties fo:font-size="9.5pt" style:font-name-asian="Minion-Regular" style:font-size-asian="9.5pt" style:font-name-complex="Minion-Regular" style:font-size-complex="9.5pt"/>
    </style:style>
    <style:style style:name="T8" style:family="text">
      <style:text-properties style:font-name-asian="Minion-Regular" style:font-name-complex="Minion-Regular"/>
    </style:style>
    <style:style style:name="T9" style:family="text">
      <style:text-properties fo:font-weight="bold" style:font-name-asian="LGMGDF+MyriadMM_565_600_" style:font-weight-asian="bold" style:font-name-complex="LGMGDF+MyriadMM_565_600_" style:font-weight-complex="bold"/>
    </style:style>
    <style:style style:name="T10" style:family="text">
      <style:text-properties fo:font-size="7pt" style:font-size-asian="7pt" style:font-size-complex="7pt"/>
    </style:style>
    <style:style style:name="T11" style:family="text">
      <style:text-properties fo:font-size="7pt" style:font-name-asian="LGMPJM+MyriadMM_400_600_" style:font-size-asian="7pt" style:font-name-complex="LGMPJM+MyriadMM_400_600_" style:font-size-complex="7pt"/>
    </style:style>
    <style:style style:name="T12" style:family="text">
      <style:text-properties style:font-name="Courier 10 Pitch" fo:font-size="8.5pt" style:font-size-asian="8.5pt" style:font-size-complex="8.5pt"/>
    </style:style>
    <style:style style:name="T13" style:family="text">
      <style:text-properties style:font-name="Courier 10 Pitch" fo:font-size="8.5pt" style:font-name-asian="LGMGDF+MyriadMM_565_600_" style:font-size-asian="8.5pt" style:font-name-complex="LGMGDF+MyriadMM_565_600_" style:font-size-complex="8.5pt"/>
    </style:style>
    <style:style style:name="T14" style:family="text">
      <style:text-properties style:font-name="Courier 10 Pitch" fo:font-size="8.5pt" fo:font-weight="bold" style:font-name-asian="LGMGDF+MyriadMM_565_600_" style:font-size-asian="8.5pt" style:font-weight-asian="bold" style:font-name-complex="LGMGDF+MyriadMM_565_600_" style:font-size-complex="8.5pt" style:font-weight-complex="bold"/>
    </style:style>
    <style:style style:name="T15" style:family="text">
      <style:text-properties fo:font-size="7.5pt" style:font-name-asian="Symbol" style:font-size-asian="7.5pt" style:font-name-complex="Symbol" style:font-size-complex="7.5pt"/>
    </style:style>
    <style:style style:name="T16" style:family="text">
      <style:text-properties officeooo:rsid="00053fdb"/>
    </style:style>
    <style:style style:name="T17" style:family="text">
      <style:text-properties officeooo:rsid="0008156b"/>
    </style:style>
    <style:style style:name="T18" style:family="text">
      <style:text-properties style:font-name-asian="LGMGDF+MyriadMM_565_600_" style:font-name-complex="LGMGDF+MyriadMM_565_600_"/>
    </style:style>
    <style:style style:name="T19" style:family="text">
      <style:text-properties style:font-name-asian="Minion-Italic" style:font-name-complex="Minion-Italic"/>
    </style:style>
    <style:style style:name="T20" style:family="text">
      <style:text-properties officeooo:rsid="001003e7"/>
    </style:style>
    <style:style style:name="T21" style:family="text">
      <style:text-properties officeooo:rsid="00107d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able:table table:name="Tableau1" table:style-name="Tableau1">
        <table:table-column table:style-name="Tableau1.A"/>
        <table:table-column table:style-name="Tableau1.B"/>
        <table:table-row>
          <table:table-cell table:style-name="Tableau1.A1" table:number-columns-spanned="2" office:value-type="string">
            <text:p text:style-name="P9"><text:span text:style-name="T16"><text:s text:c="2"/></text:span><text:span text:style-name="T17">PATHS</text:span><text:span text:style-name="T16"> </text:span><text:span text:style-name="T17">PAINTING</text:span><text:span text:style-name="T16"> OPERATORS</text:span></text:p>
          </table:table-cell>
          <table:covered-table-cell/>
        </table:table-row>
        <table:table-row>
          <table:table-cell table:style-name="Tableau1.A2" office:value-type="string">
            <text:p text:style-name="P18"><text:span text:style-name="T1">– </text:span><text:span text:style-name="T4">stroke</text:span><text:span text:style-name="T3"> </text:span><text:span text:style-name="T1">–</text:span></text:p>
          </table:table-cell>
          <table:table-cell table:style-name="Tableau1.B2" office:value-type="string">
            <text:p text:style-name="P14">Draw line along current path</text:p>
          </table:table-cell>
        </table:table-row>
        <table:table-row>
          <table:table-cell table:style-name="Tableau1.A2" office:value-type="string">
            <text:p text:style-name="P18"><text:span text:style-name="T1">– </text:span><text:span text:style-name="T4">fill</text:span><text:span text:style-name="T3"> </text:span><text:span text:style-name="T1">–</text:span></text:p>
          </table:table-cell>
          <table:table-cell table:style-name="Tableau1.B2" office:value-type="string">
            <text:p text:style-name="P14">Fill current path with current color</text:p>
          </table:table-cell>
        </table:table-row>
        <table:table-row>
          <table:table-cell table:style-name="Tableau1.A2" office:value-type="string">
            <text:p text:style-name="P18"><text:span text:style-name="T1">– </text:span><text:span text:style-name="T4">eofill</text:span><text:span text:style-name="T3"> </text:span><text:span text:style-name="T1">–</text:span></text:p>
          </table:table-cell>
          <table:table-cell table:style-name="Tableau1.B2" office:value-type="string">
            <text:p text:style-name="P14">Fill using even-odd rule</text:p>
          </table:table-cell>
        </table:table-row>
        <table:table-row>
          <table:table-cell table:style-name="Tableau1.A2" office:value-type="string">
            <text:p text:style-name="P18"><text:span text:style-name="T1">x y width height </text:span><text:span text:style-name="T4">rectstroke</text:span><text:span text:style-name="T3"> </text:span><text:span text:style-name="T1">–</text:span></text:p>
          </table:table-cell>
          <table:table-cell table:style-name="Tableau1.B2" office:value-type="string">
            <text:p text:style-name="P14">Define rectangular path and stroke</text:p>
          </table:table-cell>
        </table:table-row>
        <table:table-row>
          <table:table-cell table:style-name="Tableau1.A2" office:value-type="string">
            <text:p text:style-name="P18"><text:span text:style-name="T1">x y width height matrix </text:span><text:span text:style-name="T4">rectstroke</text:span><text:span text:style-name="T3"> </text:span><text:span text:style-name="T1">–</text:span></text:p>
          </table:table-cell>
          <table:table-cell table:style-name="Tableau1.B2" office:value-type="string">
            <text:p text:style-name="P11"><text:span text:style-name="T8">Define rectangular path, concatenate </text:span>matrix<text:span text:style-name="T8">, and stroke</text:span></text:p>
          </table:table-cell>
        </table:table-row>
        <table:table-row>
          <table:table-cell table:style-name="Tableau1.A2" office:value-type="string">
            <text:p text:style-name="P18"><text:span text:style-name="T1">numarray</text:span><text:span text:style-name="T7">|</text:span><text:span text:style-name="T1">numstring </text:span><text:span text:style-name="T4">rectstroke</text:span><text:span text:style-name="T3"> </text:span><text:span text:style-name="T1">–</text:span></text:p>
          </table:table-cell>
          <table:table-cell table:style-name="Tableau1.B2" office:value-type="string">
            <text:p text:style-name="P14">Define rectangular paths and stroke</text:p>
          </table:table-cell>
        </table:table-row>
        <table:table-row>
          <table:table-cell table:style-name="Tableau1.A2" office:value-type="string">
            <text:p text:style-name="P18"><text:span text:style-name="T1">numarray</text:span><text:span text:style-name="T7">|</text:span><text:span text:style-name="T1">numstring matrix </text:span><text:span text:style-name="T4">rectstroke</text:span><text:span text:style-name="T3"> </text:span><text:span text:style-name="T1">–</text:span></text:p>
          </table:table-cell>
          <table:table-cell table:style-name="Tableau1.B2" office:value-type="string">
            <text:p text:style-name="P11"><text:span text:style-name="T8">Define rectangular paths, concatenate </text:span>matrix<text:span text:style-name="T8">, and stroke</text:span></text:p>
          </table:table-cell>
        </table:table-row>
        <table:table-row>
          <table:table-cell table:style-name="Tableau1.A2" office:value-type="string">
            <text:p text:style-name="P18"><text:span text:style-name="T1">x y width height </text:span><text:span text:style-name="T4">rectfill</text:span><text:span text:style-name="T3"> </text:span><text:span text:style-name="T1">–</text:span></text:p>
          </table:table-cell>
          <table:table-cell table:style-name="Tableau1.B2" office:value-type="string">
            <text:p text:style-name="P14">Fill rectangular path</text:p>
          </table:table-cell>
        </table:table-row>
        <table:table-row>
          <table:table-cell table:style-name="Tableau1.A2" office:value-type="string">
            <text:p text:style-name="P18"><text:span text:style-name="T1">numarray</text:span><text:span text:style-name="T7">|</text:span><text:span text:style-name="T1">numstring </text:span><text:span text:style-name="T4">rectfill</text:span><text:span text:style-name="T3"> </text:span><text:span text:style-name="T1">–</text:span></text:p>
          </table:table-cell>
          <table:table-cell table:style-name="Tableau1.B2" office:value-type="string">
            <text:p text:style-name="P14">Fill rectangular paths</text:p>
          </table:table-cell>
        </table:table-row>
        <table:table-row>
          <table:table-cell table:style-name="Tableau1.A2" office:value-type="string">
            <text:p text:style-name="P18"><text:span text:style-name="T1">userpath </text:span><text:span text:style-name="T4">ustroke</text:span><text:span text:style-name="T3"> </text:span><text:span text:style-name="T1">–</text:span></text:p>
          </table:table-cell>
          <table:table-cell table:style-name="Tableau1.B2" office:value-type="string">
            <text:p text:style-name="P11"><text:span text:style-name="T8">Interpret and stroke </text:span>userpath</text:p>
          </table:table-cell>
        </table:table-row>
        <table:table-row>
          <table:table-cell table:style-name="Tableau1.A2" office:value-type="string">
            <text:p text:style-name="P18"><text:span text:style-name="T1">userpath matrix </text:span><text:span text:style-name="T4">ustroke</text:span><text:span text:style-name="T3"> </text:span><text:span text:style-name="T1">–</text:span></text:p>
          </table:table-cell>
          <table:table-cell table:style-name="Tableau1.B2" office:value-type="string">
            <text:p text:style-name="P11"><text:span text:style-name="T8">Interpret </text:span>userpath<text:span text:style-name="T8">, concatenate </text:span>matrix<text:span text:style-name="T8">, and stroke</text:span></text:p>
          </table:table-cell>
        </table:table-row>
        <table:table-row>
          <table:table-cell table:style-name="Tableau1.A2" office:value-type="string">
            <text:p text:style-name="P18"><text:span text:style-name="T1">userpath </text:span><text:span text:style-name="T4">ufill</text:span><text:span text:style-name="T3"> </text:span><text:span text:style-name="T1">–</text:span></text:p>
          </table:table-cell>
          <table:table-cell table:style-name="Tableau1.B2" office:value-type="string">
            <text:p text:style-name="P11"><text:span text:style-name="T8">Interpret and fill </text:span>userpath</text:p>
          </table:table-cell>
        </table:table-row>
        <table:table-row>
          <table:table-cell table:style-name="Tableau1.A2" office:value-type="string">
            <text:p text:style-name="P18"><text:span text:style-name="T1">userpath </text:span><text:span text:style-name="T4">ueofill</text:span><text:span text:style-name="T3"> </text:span><text:span text:style-name="T1">–</text:span></text:p>
          </table:table-cell>
          <table:table-cell table:style-name="Tableau1.B2" office:value-type="string">
            <text:p text:style-name="P11"><text:span text:style-name="T8">Fill </text:span>userpath <text:span text:style-name="T8">using even-odd rule</text:span></text:p>
          </table:table-cell>
        </table:table-row>
        <table:table-row>
          <table:table-cell table:style-name="Tableau1.A2" office:value-type="string">
            <text:p text:style-name="P20"><text:span text:style-name="T2">dict </text:span><text:span text:style-name="T4">shfill</text:span><text:span text:style-name="T3"> </text:span><text:span text:style-name="T2">–</text:span></text:p>
          </table:table-cell>
          <table:table-cell table:style-name="Tableau1.B2" office:value-type="string">
            <text:p text:style-name="P17">Fill area defined by shading pattern</text:p>
          </table:table-cell>
        </table:table-row>
        <table:table-row>
          <table:table-cell table:style-name="Tableau1.A2" office:value-type="string">
            <text:p text:style-name="P4"><text:s/></text:p>
          </table:table-cell>
          <table:table-cell table:style-name="Tableau1.B2" office:value-type="string">
            <text:p text:style-name="P6"/>
          </table:table-cell>
        </table:table-row>
        <table:table-row>
          <table:table-cell table:style-name="Tableau1.A1" table:number-columns-spanned="2" office:value-type="string">
            <text:p text:style-name="P12"><text:s text:c="2"/><text:span text:style-name="T17">FORM</text:span> <text:span text:style-name="T17">AND</text:span> <text:span text:style-name="T17">PATTERN</text:span> <text:span text:style-name="T6">PAINTING</text:span><text:span text:style-name="T17"> OPERATORS</text:span></text:p>
          </table:table-cell>
          <table:covered-table-cell/>
        </table:table-row>
        <table:table-row>
          <table:table-cell table:style-name="Tableau1.A2" office:value-type="string">
            <text:p text:style-name="P21">form <text:span text:style-name="T9">execform</text:span><text:span text:style-name="T18"> </text:span>–</text:p>
          </table:table-cell>
          <table:table-cell table:style-name="Tableau1.B2" office:value-type="string">
            <text:p text:style-name="P13">Paint <text:span text:style-name="T5">form</text:span></text:p>
          </table:table-cell>
        </table:table-row>
        <table:table-row>
          <table:table-cell table:style-name="Tableau1.A2" office:value-type="string">
            <text:p text:style-name="P3"/>
          </table:table-cell>
          <table:table-cell table:style-name="Tableau1.B2" office:value-type="string">
            <text:p text:style-name="P1"/>
          </table:table-cell>
        </table:table-row>
        <table:table-row>
          <table:table-cell table:style-name="Tableau1.A1" table:number-columns-spanned="2" office:value-type="string">
            <text:p text:style-name="P10"><text:span text:style-name="T16"><text:s text:c="2"/>IMAGES </text:span><text:span text:style-name="T17">PAINTING</text:span><text:span text:style-name="T16"> OPERATORS</text:span></text:p>
          </table:table-cell>
          <table:covered-table-cell/>
        </table:table-row>
        <table:table-row>
          <table:table-cell table:style-name="Tableau1.A2" office:value-type="string">
            <text:p text:style-name="P3"><text:span text:style-name="T12">dict </text:span><text:span text:style-name="T14">image</text:span><text:span text:style-name="T13"> </text:span><text:span text:style-name="T12">–</text:span></text:p>
          </table:table-cell>
          <table:table-cell table:style-name="Tableau1.B2" office:value-type="string">
            <text:p text:style-name="P13">Paint any sampled image</text:p>
          </table:table-cell>
        </table:table-row>
        <table:table-row>
          <table:table-cell table:style-name="Tableau1.A2" office:value-type="string">
            <text:p text:style-name="P19"><text:span text:style-name="T1">width height bits/sample matrix datasrc </text:span><text:span text:style-name="T4">image</text:span><text:span text:style-name="T3"> </text:span><text:span text:style-name="T1">–</text:span></text:p>
          </table:table-cell>
          <table:table-cell table:style-name="Tableau1.B2" office:value-type="string">
            <text:p text:style-name="P23">Paint monochrome sampled image</text:p>
          </table:table-cell>
        </table:table-row>
        <table:table-row>
          <table:table-cell table:style-name="Tableau1.A2" office:value-type="string">
            <text:p text:style-name="P21">width height bits/comp matrix <text:s/></text:p>
            <text:p text:style-name="P19"><text:span text:style-name="T1">datasrc</text:span><text:span text:style-name="T11">0 </text:span><text:span text:style-name="T1">… datasrc</text:span><text:span text:style-name="T10">ncomp</text:span><text:span text:style-name="T15">-</text:span><text:span text:style-name="T11">1 </text:span><text:span text:style-name="T1">multi ncomp </text:span><text:span text:style-name="T4">colorimage</text:span><text:span text:style-name="T3"> </text:span><text:span text:style-name="T1">–</text:span></text:p>
          </table:table-cell>
          <table:table-cell table:style-name="Tableau1.B2" office:value-type="string">
            <text:p text:style-name="P13"><text:line-break/>Paint color sampled image</text:p>
          </table:table-cell>
        </table:table-row>
        <table:table-row>
          <table:table-cell table:style-name="Tableau1.A2" office:value-type="string">
            <text:p text:style-name="P19"><text:span text:style-name="T1">dict </text:span><text:span text:style-name="T4">imagemask</text:span><text:span text:style-name="T3"> </text:span><text:span text:style-name="T1">–</text:span></text:p>
          </table:table-cell>
          <table:table-cell table:style-name="Tableau1.B2" office:value-type="string">
            <text:p text:style-name="P13">Paint current color through mask</text:p>
          </table:table-cell>
        </table:table-row>
        <table:table-row>
          <table:table-cell table:style-name="Tableau1.A2" office:value-type="string">
            <text:p text:style-name="P19"><text:span text:style-name="T1">width height polarity matrix datasrc </text:span><text:span text:style-name="T4">imagemask</text:span><text:span text:style-name="T3"> </text:span><text:span text:style-name="T1">–</text:span></text:p>
          </table:table-cell>
          <table:table-cell table:style-name="Tableau1.B2" office:value-type="string">
            <text:p text:style-name="P15">Paint current color through mask</text:p>
          </table:table-cell>
        </table:table-row>
        <table:table-row>
          <table:table-cell table:style-name="Tableau1.A2" office:value-type="string">
            <text:p text:style-name="P19"/>
          </table:table-cell>
          <table:table-cell table:style-name="Tableau1.B2" office:value-type="string">
            <text:p text:style-name="P2"/>
          </table:table-cell>
        </table:table-row>
        <table:table-row>
          <table:table-cell table:style-name="Tableau1.A1" table:number-columns-spanned="2" office:value-type="string">
            <text:p text:style-name="P10"><text:span text:style-name="T16"><text:s/>TEXT </text:span><text:span text:style-name="T17">PAINTING</text:span><text:span text:style-name="T16"> OPERATORS</text:span></text:p>
          </table:table-cell>
          <table:covered-table-cell/>
        </table:table-row>
        <table:table-row>
          <table:table-cell table:style-name="Tableau1.A2" office:value-type="string">
            <text:p text:style-name="P19"><text:span text:style-name="T1">string </text:span><text:span text:style-name="T4">show</text:span><text:span text:style-name="T3"> </text:span><text:span text:style-name="T7">–</text:span></text:p>
          </table:table-cell>
          <table:table-cell table:style-name="Tableau1.B2" office:value-type="string">
            <text:p text:style-name="P15">Paint glyphs for <text:span text:style-name="T5">string </text:span>in current font</text:p>
          </table:table-cell>
        </table:table-row>
        <table:table-row>
          <table:table-cell table:style-name="Tableau1.A2" office:value-type="string">
            <text:p text:style-name="P19"><text:span text:style-name="T1">a</text:span><text:span text:style-name="T10">x </text:span><text:span text:style-name="T1">a</text:span><text:span text:style-name="T10">y </text:span><text:span text:style-name="T1">string </text:span><text:span text:style-name="T4">ashow</text:span><text:span text:style-name="T3"> </text:span><text:span text:style-name="T1">–</text:span></text:p>
          </table:table-cell>
          <table:table-cell table:style-name="Tableau1.B2" office:value-type="string">
            <text:p text:style-name="P15">Add (<text:span text:style-name="T5">a</text:span><text:span text:style-name="T5">x </text:span>, <text:span text:style-name="T5">a</text:span><text:span text:style-name="T5">y</text:span>) to width of each glyph while showing <text:span text:style-name="T5">string</text:span></text:p>
          </table:table-cell>
        </table:table-row>
        <table:table-row>
          <table:table-cell table:style-name="Tableau1.A2" office:value-type="string">
            <text:p text:style-name="P19"><text:span text:style-name="T1">c</text:span><text:span text:style-name="T10">x </text:span><text:span text:style-name="T1">c</text:span><text:span text:style-name="T10">y </text:span><text:span text:style-name="T1">char string </text:span><text:span text:style-name="T4">widthshow</text:span><text:span text:style-name="T3"> </text:span><text:span text:style-name="T1">–</text:span></text:p>
          </table:table-cell>
          <table:table-cell table:style-name="Tableau1.B2" office:value-type="string">
            <text:p text:style-name="P15">Add (<text:span text:style-name="T5">c</text:span><text:span text:style-name="T5">x </text:span>, <text:span text:style-name="T5">c</text:span><text:span text:style-name="T5">y</text:span>) to width of glyph for <text:span text:style-name="T5">char </text:span>while showing <text:span text:style-name="T5">string</text:span></text:p>
          </table:table-cell>
        </table:table-row>
        <table:table-row>
          <table:table-cell table:style-name="Tableau1.A2" office:value-type="string">
            <text:p text:style-name="P19"><text:span text:style-name="T1">c</text:span><text:span text:style-name="T10">x </text:span><text:span text:style-name="T1">c</text:span><text:span text:style-name="T10">y </text:span><text:span text:style-name="T1">char a</text:span><text:span text:style-name="T10">x </text:span><text:span text:style-name="T1">a</text:span><text:span text:style-name="T10">y </text:span><text:span text:style-name="T1">string </text:span><text:span text:style-name="T4">awidthshow</text:span><text:span text:style-name="T3"> </text:span><text:span text:style-name="T1">–</text:span></text:p>
          </table:table-cell>
          <table:table-cell table:style-name="Tableau1.B2" office:value-type="string">
            <text:p text:style-name="P15">Combine effects of <text:span text:style-name="T18">ashow </text:span>and <text:span text:style-name="T18">widthshow</text:span></text:p>
          </table:table-cell>
        </table:table-row>
        <table:table-row>
          <table:table-cell table:style-name="Tableau1.A2" office:value-type="string">
            <text:p text:style-name="P19"><text:span text:style-name="T1">string numarray</text:span><text:span text:style-name="T7">|</text:span><text:span text:style-name="T1">numstring </text:span><text:span text:style-name="T4">xshow</text:span><text:span text:style-name="T3"> </text:span><text:span text:style-name="T1">–</text:span></text:p>
          </table:table-cell>
          <table:table-cell table:style-name="Tableau1.B2" office:value-type="string">
            <text:p text:style-name="P15">Paint glyphs for <text:span text:style-name="T5">string </text:span>using <text:span text:style-name="T19">x </text:span>widths in <text:span text:style-name="T5">numarray</text:span>|<text:span text:style-name="T5">numstring</text:span></text:p>
          </table:table-cell>
        </table:table-row>
        <table:table-row>
          <table:table-cell table:style-name="Tableau1.A2" office:value-type="string">
            <text:p text:style-name="P19"><text:span text:style-name="T1">string numarray</text:span><text:span text:style-name="T7">|</text:span><text:span text:style-name="T1">numstring </text:span><text:span text:style-name="T4">xyshow</text:span><text:span text:style-name="T3"> </text:span><text:span text:style-name="T1">–</text:span></text:p>
          </table:table-cell>
          <table:table-cell table:style-name="Tableau1.B2" office:value-type="string">
            <text:p text:style-name="P15">Paint glyphs for <text:span text:style-name="T5">string </text:span>using <text:span text:style-name="T19">x </text:span>and <text:span text:style-name="T19">y </text:span>widths in <text:span text:style-name="T5">numarray</text:span>|<text:span text:style-name="T5">numstring</text:span></text:p>
          </table:table-cell>
        </table:table-row>
        <table:table-row>
          <table:table-cell table:style-name="Tableau1.A2" office:value-type="string">
            <text:p text:style-name="P19"><text:span text:style-name="T1">string numarray</text:span><text:span text:style-name="T7">|</text:span><text:span text:style-name="T1">numstring </text:span><text:span text:style-name="T4">yshow</text:span><text:span text:style-name="T3"> </text:span><text:span text:style-name="T1">–</text:span></text:p>
          </table:table-cell>
          <table:table-cell table:style-name="Tableau1.B2" office:value-type="string">
            <text:p text:style-name="P15">Paint glyphs for <text:span text:style-name="T5">string </text:span>using <text:span text:style-name="T19">y </text:span>widths in <text:span text:style-name="T5">numarray</text:span>|<text:span text:style-name="T5">numstring</text:span></text:p>
          </table:table-cell>
        </table:table-row>
        <table:table-row>
          <table:table-cell table:style-name="Tableau1.A2" office:value-type="string">
            <text:p text:style-name="P19"><text:span text:style-name="T1">name</text:span><text:span text:style-name="T7">|</text:span><text:span text:style-name="T1">cid </text:span><text:span text:style-name="T4">glyphshow</text:span><text:span text:style-name="T3"> </text:span><text:span text:style-name="T1">–</text:span></text:p>
          </table:table-cell>
          <table:table-cell table:style-name="Tableau1.B2" office:value-type="string">
            <text:p text:style-name="P15">Paint glyph for character identified by <text:span text:style-name="T5">name</text:span>|<text:span text:style-name="T5">cid</text:span></text:p>
          </table:table-cell>
        </table:table-row>
        <table:table-row>
          <table:table-cell table:style-name="Tableau1.A2" office:value-type="string">
            <text:p text:style-name="P21">proc string <text:span text:style-name="T9">cshow</text:span><text:span text:style-name="T18"> </text:span>–</text:p>
          </table:table-cell>
          <table:table-cell table:style-name="Tableau1.B2" office:value-type="string">
            <text:p text:style-name="P15">Invoke character mapping algorithm and call <text:span text:style-name="T5">proc</text:span></text:p>
          </table:table-cell>
        </table:table-row>
        <table:table-row>
          <table:table-cell table:style-name="Tableau1.A2" office:value-type="string">
            <text:p text:style-name="P22">proc string <text:span text:style-name="T9">kshow</text:span><text:span text:style-name="T18"> </text:span>–</text:p>
          </table:table-cell>
          <table:table-cell table:style-name="Tableau1.B2" office:value-type="string">
            <text:p text:style-name="P16">Execute <text:span text:style-name="T5">proc </text:span>between characters shown from <text:span text:style-name="T5">string</text:span></text:p>
          </table:table-cell>
        </table:table-row>
        <table:table-row>
          <table:table-cell table:style-name="Tableau1.A2" office:value-type="string">
            <text:p text:style-name="P21"/>
          </table:table-cell>
          <table:table-cell table:style-name="Tableau1.B2" office:value-type="string">
            <text:p text:style-name="P5"/>
          </table:table-cell>
        </table:table-row>
        <text:soft-page-break/>
        <table:table-row>
          <table:table-cell table:style-name="Tableau1.A2" office:value-type="string">
            <text:p text:style-name="P19"/>
          </table:table-cell>
          <table:table-cell table:style-name="Tableau1.B2" office:value-type="string">
            <text:p text:style-name="P5"/>
          </table:table-cell>
        </table:table-row>
        <table:table-row>
          <table:table-cell table:style-name="Tableau1.A2" office:value-type="string">
            <text:p text:style-name="P19"/>
          </table:table-cell>
          <table:table-cell table:style-name="Tableau1.B2" office:value-type="string">
            <text:p text:style-name="P5"/>
          </table:table-cell>
        </table:table-row>
        <table:table-row>
          <table:table-cell table:style-name="Tableau1.A2" office:value-type="string">
            <text:p text:style-name="P19"/>
          </table:table-cell>
          <table:table-cell table:style-name="Tableau1.B2" office:value-type="string">
            <text:p text:style-name="P2"/>
          </table:table-cell>
        </table:table-row>
      </table:table>
      <text:p text:style-name="P7">Charpath ?</text:p>
      <text:p text:style-name="P7"/>
      <text:p text:style-name="P7"/>
      <text:p text:style-name="P7"/>
      <text:p text:style-name="P29">Ghostscript special operator</text:p>
      <text:p text:style-name="P30"/>
      <text:p text:style-name="P24"><text:span text:style-name="Source_20_Text"><text:span text:style-name="T20">&lt;bool&gt; .setaccuratecurves -</text:span></text:span><text:span text:style-name="T20"> </text:span></text:p>
      <text:p text:style-name="P28">Sets a graphics state flag that determines whether curves and arcs, when flattened, always start and end with a line that is a segment of the tangent; this also causes butt and square caps to be properly perpendicular to the tangent. <text:span text:style-name="Source_20_Text">initgraphics</text:span> sets this flag to false, to match other PostScript implementations. </text:p>
      <text:p text:style-name="List_20_Heading"><text:span text:style-name="Source_20_Text">- .currentaccuratecurves &lt;bool&gt;</text:span> </text:p>
      <text:p text:style-name="P28">Returns the current value of the accurate curves flag. </text:p>
      <text:p text:style-name="P28"/>
      <text:p text:style-name="P26"><text:span text:style-name="Source_20_Text">&lt;bool&gt; .setdashadapt -</text:span> </text:p>
      <text:p text:style-name="P28">Sets a graphics state flag that determines whether dash patterns do (true) or do not (false) automatically scale themselves so that each line segment consists of an integral number of pattern repetitions. <text:span text:style-name="Source_20_Text">initgraphics</text:span> sets this flag to false. </text:p>
      <text:p text:style-name="P27"/>
      <text:p text:style-name="P24"><text:span text:style-name="Source_20_Text"><text:span text:style-name="T20">- .currentdashadapt &lt;bool&gt;</text:span></text:span><text:span text:style-name="T20"> </text:span></text:p>
      <text:p text:style-name="P28">Returns the current value of the dash adaptation flag. </text:p>
      <text:p text:style-name="P24"><text:span text:style-name="Source_20_Text"><text:span text:style-name="T20">&lt;num&gt; &lt;bool&gt; .setdotlength -</text:span></text:span><text:span text:style-name="T20"> </text:span></text:p>
      <text:p text:style-name="P28">Sets a graphics state parameter that determines the handling of zero-length lines (dots). If the dot length is zero, dots are painted as circles if round line caps are in effect, otherwise they are not painted at all. If the dot length is non-zero, dots are treated exactly like lines of the given length: the length is specified in user coordinates (like line width) if <text:span text:style-name="Source_20_Text">bool</text:span> is false, or in default user coordinates of points (units of 1/72in; see the <text:a xlink:type="simple" xlink:href="http://svn.ghostscript.com/ghostscript/trunk/gs/doc/Devices.htm#Measurements">notes on measurements</text:a> in the documentation on devices) if <text:span text:style-name="Source_20_Text">bool</text:span> is true. Dots occurring as part of dash patterns will be oriented correctly; isolated dots will be oriented as though they were part of a vertical line. <text:span text:style-name="Source_20_Text">initgraphics</text:span> sets the dot length to zero. </text:p>
      <text:p text:style-name="List_20_Heading"><text:span text:style-name="Source_20_Text">- .currentdotlength &lt;num&gt; &lt;bool&gt;</text:span> </text:p>
      <text:p text:style-name="P28">Returns the current dot length and dot length mode. </text:p>
      <text:p text:style-name="P24"><text:span text:style-name="Source_20_Text"><text:span text:style-name="T20">&lt;dx&gt; &lt;dy&gt; .setfilladjust2 -</text:span></text:span><text:span text:style-name="T20"> </text:span></text:p>
      <text:p text:style-name="P28">Sets graphics state parameters that cause all filled and stroked regions to be "fattened" by the given amount relative to an algorithm that only paints pixels whose centers fall within the region to be painted. <text:span text:style-name="Source_20_Text">dx</text:span> and <text:span text:style-name="Source_20_Text">dy</text:span> are numbers between 0 and 0.5, measured in device space. The only two values that are likely to be useful are 0, which gives a pure center-of-pixel rule, and 0.5, which gives Adobe's any-part-of-pixel rule. (0.5 is treated slightly specially in order to create half-open pixels per Adobe's specification.) </text:p>
      <text:p text:style-name="List_20_Heading"><text:span text:style-name="Source_20_Text">- .currentfilladjust2 &lt;dx&gt; &lt;dy&gt;</text:span> </text:p>
      <text:p text:style-name="P28"><text:soft-page-break/>Returns the current fill adjustment values. </text:p>
      <text:p text:style-name="P24"><text:span text:style-name="Source_20_Text"><text:span text:style-name="T20">&lt;bool&gt; .setlimitclamp -</text:span></text:span><text:span text:style-name="T20"> </text:span></text:p>
      <text:p text:style-name="P28">Sets a graphics state flag that determines whether attempts to set the current point outside the internally representable range should clamp the value to the largest representable value (true) or give a <text:span text:style-name="Source_20_Text">limitcheck</text:span> error (false). <text:span text:style-name="Source_20_Text">initgraphics</text:span> sets this flag to false, to match other PostScript implementations. </text:p>
      <text:p text:style-name="List_20_Heading"><text:span text:style-name="Source_20_Text">- .currentlimitclamp &lt;bool&gt;</text:span> </text:p>
      <text:p text:style-name="P28">Returns the current value of the limit clamp flag. </text:p>
      <text:p text:style-name="P30"/>
      <text:p text:style-name="P32"/>
      <text:p text:style-name="P25"><text:span text:style-name="Source_20_Text"><text:span text:style-name="T21">TextAlphaBits, GraphicsAlphaBits (usually read-only)</text:span></text:span><text:span text:style-name="T21"> </text:span></text:p>
      <text:p text:style-name="P28">The number of bits of anti-aliasing information for text or graphics respectively. Legal values are 1 (no anti-aliasing, the default for most devices), 2, or 4. </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Symbol" svg:font-family="Symbol"/>
    <style:font-face style:name="Minion-Italic" svg:font-family="Minion-Italic" style:font-family-generic="roman"/>
    <style:font-face style:name="Minion-Regular" svg:font-family="Minion-Regular" style:font-family-generic="roman"/>
    <style:font-face style:name="LGMGDF+MyriadMM_565_600_" svg:font-family="LGMGDF+MyriadMM_565_600_" style:font-family-generic="swiss"/>
    <style:font-face style:name="LGMPJM+MyriadMM_400_600_" svg:font-family="LGMPJM+MyriadMM_400_600_" style:font-family-generic="swiss"/>
    <style:font-face style:name="LGNLAG+MyriadMM-It_400_600_" svg:font-family="LGNLAG+MyriadMM-It_400_600_" style:font-family-generic="swiss"/>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lles </meta:initial-creator>
    <meta:creation-date>2011-03-30T08:53:25</meta:creation-date>
    <dc:date>2011-04-07T18:20:37</dc:date>
    <dc:creator>Gilles </dc:creator>
    <meta:editing-duration>PT43H39M08S</meta:editing-duration>
    <meta:editing-cycles>6</meta:editing-cycles>
    <meta:generator>OpenOffice.org/3.2$Linux OpenOffice.org_project/320m19$Build-9505</meta:generator>
    <meta:document-statistic meta:table-count="1" meta:image-count="0" meta:object-count="0" meta:page-count="3" meta:paragraph-count="90" meta:word-count="787" meta:character-count="4962"/>
  </office:meta>
</office:document-meta>
</file>